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</office:font-face-decls>
  <office:automatic-styles>
    <style:style style:name="Tableau1" style:family="table">
      <style:table-properties style:width="16.926cm" fo:margin-left="0.041cm" fo:margin-right="0.032cm" fo:break-before="auto" fo:break-after="auto" table:align="margins" style:writing-mode="lr-tb"/>
    </style:style>
    <style:style style:name="Tableau1.A" style:family="table-column">
      <style:table-column-properties style:column-width="16.926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3" style:family="paragraph" style:parent-style-name="Standard">
      <style:text-properties officeooo:rsid="0019468e"/>
    </style:style>
    <style:style style:name="P4" style:family="paragraph" style:parent-style-name="Text_20_body">
      <style:text-properties fo:font-size="12pt" officeooo:rsid="0019468e" style:font-size-asian="12pt" style:font-size-complex="12pt"/>
    </style:style>
    <style:style style:name="P5" style:family="paragraph" style:parent-style-name="Text_20_body">
      <style:text-properties fo:font-size="12pt" officeooo:rsid="0019468e" officeooo:paragraph-rsid="0019468e" style:font-size-asian="12pt" style:font-size-complex="12pt"/>
    </style:style>
    <style:style style:name="P6" style:family="paragraph" style:parent-style-name="Text_20_body">
      <style:text-properties officeooo:rsid="0019468e" officeooo:paragraph-rsid="0019468e"/>
    </style:style>
    <style:style style:name="P7" style:family="paragraph" style:parent-style-name="Text_20_body">
      <style:paragraph-properties fo:break-before="page"/>
      <style:text-properties fo:font-size="12pt" officeooo:rsid="0019468e" officeooo:paragraph-rsid="0019468e" style:font-size-asian="12pt" style:font-size-complex="12pt"/>
    </style:style>
    <style:style style:name="P8" style:family="paragraph" style:parent-style-name="Text_20_body" style:list-style-name="L1">
      <style:text-properties fo:font-size="12pt" officeooo:rsid="0019468e" officeooo:paragraph-rsid="0019468e" style:font-size-asian="12pt" style:font-size-complex="12pt"/>
    </style:style>
    <style:style style:name="P9" style:family="paragraph" style:parent-style-name="Heading_20_1">
      <style:text-properties officeooo:rsid="001135dc"/>
    </style:style>
    <style:style style:name="P10" style:family="paragraph" style:parent-style-name="Heading_20_1">
      <style:text-properties officeooo:rsid="0019468e"/>
    </style:style>
    <style:style style:name="P11" style:family="paragraph" style:parent-style-name="Heading_20_1">
      <style:text-properties officeooo:rsid="0019468e" officeooo:paragraph-rsid="0019468e"/>
    </style:style>
    <style:style style:name="P12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T1" style:family="text">
      <style:text-properties officeooo:rsid="001135dc"/>
    </style:style>
    <style:style style:name="T2" style:family="text">
      <style:text-properties officeooo:rsid="0017c091"/>
    </style:style>
    <style:style style:name="T3" style:family="text">
      <style:text-properties officeooo:rsid="001c4ba1"/>
    </style:style>
    <style:style style:name="T4" style:family="text">
      <style:text-properties officeooo:rsid="001dcf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2" text:outline-level="4"><text:span text:style-name="T1">Algorithmique</text:span><text:tab/>Année 201<text:span text:style-name="T4">7</text:span>-201<text:span text:style-name="T4">8</text:span><text:tab/>S<text:span text:style-name="T3">NIR</text:span> 1</text:h>
          </table:table-cell>
        </table:table-row>
        <table:table-row table:style-name="Tableau1.2">
          <table:table-cell table:style-name="Tableau1.A2" office:value-type="string">
            <text:p text:style-name="P1"><text:span text:style-name="T2">Langage C</text:span> : <text:span text:style-name="T2">Mise en oeuvre des structures et définition de type</text:span></text:p>
          </table:table-cell>
        </table:table-row>
        <table:table-row table:style-name="Tableau1.2">
          <table:table-cell table:style-name="Tableau1.A2" office:value-type="string">
            <text:p text:style-name="P2">~ Travaux Dirigés : <text:span text:style-name="T2">Les structures</text:span>~</text:p>
          </table:table-cell>
        </table:table-row>
      </table:table>
      <text:p text:style-name="Heading"/>
      <text:p text:style-name="P4">Soit le type typePersonne défini comme suit :</text:p>
      <text:p text:style-name="P3">typedef struct {</text:p>
      <text:p text:style-name="P3"><text:tab/>char nom[NBCARMAXNOM];</text:p>
      <text:p text:style-name="P3"><text:tab/>char prenom[NBCARMAXPRENOM];</text:p>
      <text:p text:style-name="P3"><text:tab/>unsigned int annee;</text:p>
      <text:p text:style-name="P3"><text:tab/>float taille;</text:p>
      <text:p text:style-name="P3"><text:tab/>float poids;</text:p>
      <text:p text:style-name="P3">}typePersonne;</text:p>
      <text:h text:style-name="P9" text:outline-level="1">Ecrivez une fonction creePersonne qui ne prend pas de paramètres et qui retourne une personne (la fonction demandera les informations nécessaires pour créer une personne).</text:h>
      <text:p text:style-name="P6"/>
      <text:h text:style-name="P11" text:outline-level="1">Ecrivez une fonction affichePersonne</text:h>
      <text:p text:style-name="P6"/>
      <text:h text:style-name="P10" text:outline-level="1">Même énoncé que l'exercice 1, mais cette fois, la fonction creePersonnePtr <text:s/>retournera un pointeur sur une personne.</text:h>
      <text:p text:style-name="P6"/>
      <text:h text:style-name="P10" text:outline-level="1">Ecrivez la fonction affichePersonnePtr</text:h>
      <text:p text:style-name="P6"/>
      <text:p text:style-name="P6"/>
      <text:p text:style-name="P7">Un adhérent à un complexe sportif est caractérisé par:</text:p>
      <text:list xml:id="list2139108230115590614" text:style-name="L1">
        <text:list-item>
          <text:p text:style-name="P8">son nom.</text:p>
        </text:list-item>
        <text:list-item>
          <text:p text:style-name="P8">son prénom.</text:p>
        </text:list-item>
        <text:list-item>
          <text:p text:style-name="P8">son numéro de badge composé d'un ensemble 10 chiffres et/ou lettres.</text:p>
        </text:list-item>
        <text:list-item>
          <text:p text:style-name="P8">son numéro d'activité</text:p>
        </text:list-item>
      </text:list>
      <text:p text:style-name="P5"/>
      <text:h text:style-name="P10" text:outline-level="1">Définissez un type structure permettant de modéliser un adhérent.</text:h>
      <text:p text:style-name="P6"/>
      <text:h text:style-name="P10" text:outline-level="1">Donnez un exemple d'utilisation de votre nouveau type avec un adhérent.</text:h>
      <text:p text:style-name="P6"/>
      <text:h text:style-name="P10" text:outline-level="1">Ecrivez une fonction nouvelAdherent qui demandera les informations sur un adhérent et retournera un pointeur vers une zone mémoire contenant ces informations.</text:h>
      <text:p text:style-name="P6"/>
      <text:h text:style-name="P10" text:outline-level="1">Donnez un exemple d'utilisation de cette fonction.</text:h>
      <text:p text:style-name="P6"/>
      <text:h text:style-name="P10" text:outline-level="1">Proposez une solution pour pouvoir gérer jusqu'à 5000 adhérents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cm" fo:margin-right="0cm" fo:margin-top="0cm" fo:margin-bottom="0.4cm" loext:contextual-spacing="false" fo:text-align="justify" style:justify-single-word="false" fo:text-indent="0cm" style:auto-text-indent="false"/>
      <style:text-properties style:font-name="Comic Sans MS1" fo:font-family="'Comic Sans MS'" style:font-style-name="Normal" style:font-family-generic="script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1" fo:font-family="'Times New Roman'" style:font-style-name="Normal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 fo:keep-with-next="always"/>
      <style:text-properties style:font-name="Comic Sans MS2" fo:font-family="'Comic Sans MS'" style:font-style-name="Gras" style:font-family-generic="script" style:font-pitch="variable" fo:font-size="14pt" fo:font-weight="bold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52cm" fo:margin-bottom="0.31cm" loext:contextual-spacing="false" fo:text-align="start" style:justify-single-word="false" style:page-number="auto">
        <style:tab-stops>
          <style:tab-stop style:position="1cm"/>
        </style:tab-stops>
      </style:paragraph-properties>
      <style:text-properties style:font-name="Comic Sans MS2" fo:font-family="'Comic Sans MS'" style:font-style-name="Gras" style:font-family-generic="script" style:font-pitch="variable" fo:font-size="14pt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3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format="1">
        <style:list-level-properties text:space-before="0.199cm" text:min-label-distance="0.199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bullet text:level="1" text:style-name="WW8Num1z0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5-10-03T12:21:02</meta:creation-date>
    <dc:date>2017-12-21T08:26:19.522320276</dc:date>
    <meta:printed-by>Phil CRUCHET</meta:printed-by>
    <meta:print-date>2008-09-29T09:28:52</meta:print-date>
    <dc:language>fr-FR</dc:language>
    <meta:editing-cycles>32</meta:editing-cycles>
    <meta:editing-duration>PT7H4M44S</meta:editing-duration>
    <meta:document-statistic meta:table-count="1" meta:image-count="0" meta:object-count="0" meta:page-count="2" meta:paragraph-count="25" meta:word-count="203" meta:character-count="1279" meta:non-whitespace-character-count="1099"/>
    <meta:user-defined meta:name="Info 1"/>
    <meta:user-defined meta:name="Info 2"/>
    <meta:user-defined meta:name="Info 3"/>
    <meta:user-defined meta:name="Info 4"/>
  </office:meta>
</office:document-meta>
</file>